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600000366155727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4.2811in" svg:y="0in" svg:width="2.65in" svg:height="2.65in" draw:z-index="0"><draw:image xlink:href="Pictures/100000000000036600000366155727B8.png" xlink:type="simple" xlink:show="embed" xlink:actuate="onLoad"/></draw:frame><draw:frame draw:style-name="fr1" draw:name="Image3" text:anchor-type="paragraph" svg:x="4.2811in" svg:y="3.4291in" svg:width="2.65in" svg:height="2.65in" draw:z-index="1"><draw:image xlink:href="Pictures/100000000000036600000366155727B8.png" xlink:type="simple" xlink:show="embed" xlink:actuate="onLoad"/></draw:frame><draw:frame draw:style-name="fr1" draw:name="Image4" text:anchor-type="paragraph" svg:x="4.2811in" svg:y="6.7752in" svg:width="2.65in" svg:height="2.65in" draw:z-index="2"><draw:image xlink:href="Pictures/100000000000036600000366155727B8.png" xlink:type="simple" xlink:show="embed" xlink:actuate="onLoad"/></draw:frame><draw:frame draw:style-name="fr1" draw:name="Image1" text:anchor-type="paragraph" svg:x="0.002in" svg:y="0in" svg:width="2.65in" svg:height="2.65in" draw:z-index="3"><draw:image xlink:href="Pictures/100000000000036600000366155727B8.png" xlink:type="simple" xlink:show="embed" xlink:actuate="onLoad"/></draw:frame><draw:frame draw:style-name="fr1" draw:name="Image5" text:anchor-type="paragraph" svg:x="0.002in" svg:y="3.398in" svg:width="2.65in" svg:height="2.65in" draw:z-index="4"><draw:image xlink:href="Pictures/100000000000036600000366155727B8.png" xlink:type="simple" xlink:show="embed" xlink:actuate="onLoad"/></draw:frame><draw:frame draw:style-name="fr1" draw:name="Image6" text:anchor-type="paragraph" svg:x="0.002in" svg:y="6.7752in" svg:width="2.65in" svg:height="2.65in" draw:z-index="5"><draw:image xlink:href="Pictures/100000000000036600000366155727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mer </meta:initial-creator>
    <meta:creation-date>2016-03-12T09:33:37.777057321</meta:creation-date>
    <dc:date>2016-03-12T09:35:51.286560114</dc:date>
    <dc:creator>gomer </dc:creator>
    <meta:editing-duration>PT2M13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